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ffb5" officeooo:paragraph-rsid="000affb5"/>
    </style:style>
    <style:style style:name="P2" style:family="paragraph" style:parent-style-name="Standard">
      <style:text-properties officeooo:rsid="000b047f" officeooo:paragraph-rsid="000b047f"/>
    </style:style>
    <style:style style:name="T1" style:family="text">
      <style:text-properties officeooo:rsid="000b047f"/>
    </style:style>
    <style:style style:name="T2" style:family="text">
      <style:text-properties officeooo:rsid="000da2ac"/>
    </style:style>
    <style:style style:name="T3" style:family="text">
      <style:text-properties officeooo:rsid="000f3f98"/>
    </style:style>
    <style:style style:name="T4" style:family="text">
      <style:text-properties officeooo:rsid="00112cad"/>
    </style:style>
    <style:style style:name="T5" style:family="text">
      <style:text-properties officeooo:rsid="0013e5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ós a criação das duas aplicações solicitadas, responda as seguintes questões:</text:p>
      <text:p text:style-name="P1"/>
      <text:p text:style-name="P1">1) <text:span text:style-name="T1">Você acredita que o framework acelerou a criação da segunda aplicação?</text:span></text:p>
      <text:p text:style-name="P1"><text:tab/><text:span text:style-name="T3">Em partes. Acredito que a aplicação solicitada não era capaz de explorar a maior parte das facilidades do framework. Portanto, a curva de aprendizado acabou sendo alta em comparação ao tamanho da aplicação. No entanto, após compreender melhor a estrutura, acredito que a etapa de codificação foi bastante acelerada. </text:span></text:p>
      <text:p text:style-name="P1"/>
      <text:p text:style-name="P2">2) Quais as vantagens impostas pelo uso do framework?</text:p>
      <text:p text:style-name="P2"><text:tab/><text:span text:style-name="T3">A lógica fornecida pelo framework ajudou bastante ao criar a aplicação. Pouco código teve que ser implementado para realizar as mesmas tarefas da primeira aplicação. Isso fico claro após a compreensão do framework. Os formulários pré programados também contribuíram para reduzir os esforços.</text:span></text:p>
      <text:p text:style-name="P2"><text:tab/></text:p>
      <text:p text:style-name="P2">3) Quais <text:span text:style-name="T2">fo</text:span>ram as dificuldades encontradas durante o uso do framework?</text:p>
      <text:p text:style-name="P2"><text:tab/><text:span text:style-name="T4">Alguns nomes de classes e métodos podem confundir usuários inexperientes em aprendizado de máquina. Os exemplos fornecidos também continham alguns métodos implementados que não eram necessários para a aplicação requisitada, isso acarretou em alguns esforços dispendidos em compreender pontos irrelevantes ao experimento.</text:span></text:p>
      <text:p text:style-name="P2"/>
      <text:p text:style-name="P2">4) Você recomendaria o uso do framework?</text:p>
      <text:p text:style-name="P2"><text:s/><text:tab/><text:span text:style-name="T3">Sim. Apesar da curva de aprendizado inicial, eu recomendaria o framework para o uso. Principalmente para aqueles usuários que criarão mais de uma aplicação com ele, ou que em um uso singular, produzirão alguma aplicação de maior complexidade que a solicitada.</text:span></text:p>
      <text:p text:style-name="P2"/>
      <text:p text:style-name="P2">5) Por favor, caso possua, escreva qualquer sugestão para aprimorar o framework e/ou facilitar seu uso.</text:p>
      <text:p text:style-name="P2"><text:tab/><text:span text:style-name="T5">Alguns pontos que exigem modificações poderiam ser melhor documentado. Muitas classes reúnem pontos que devem e não ser modificados. Desse modo, seguindo os exemplos, que aplicam apenas as mudanças pertinentes a tal aplicação, muitas vezes ao enxergar a necessidade de mudanças em pontos distintos do exemplo, o usuário fica confuso. É necessário uma constante consulta à documentação dos hot spots para criar a aplicação. Talvez a separação via código de alguma maneira, como novas classes ou métodos abstratos pudesse deixar mais claros esses ponto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54:14.452000000</meta:creation-date>
    <dc:date>2019-02-10T23:55:54.598000000</dc:date>
    <meta:editing-duration>PT38M32S</meta:editing-duration>
    <meta:editing-cycles>14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2" meta:word-count="325" meta:character-count="2163" meta:non-whitespace-character-count="1841"/>
  </office:meta>
</office:document-meta>
</file>